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0099ff"/>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第一章</text:p>
      <text:p text:style-name="Standard">逃犯</text:p>
      <text:p text:style-name="Standard">[</text:p>
      <text:p text:style-name="Standard">控制：</text:p>
      <text:p text:style-name="Standard">前：向上箭头</text:p>
      <text:p text:style-name="Standard">后：向下箭头</text:p>
      <text:p text:style-name="Standard">左：向左箭头</text:p>
      <text:p text:style-name="Standard">右：向右箭头</text:p>
      <text:p text:style-name="Standard">进入/退出车辆：回车</text:p>
      <text:p text:style-name="Standard">攻击：Control键</text:p>
      <text:p text:style-name="Standard">]</text:p>
      <text:p text:style-name="Standard"/>
      <text:p text:style-name="Standard">一个冷酷（grim）的城市，空中视角。一名身着黑衣的男子沿着河岸夺命狂奔，身后，一辆红色的跑车进追不舍。突然，一辆白色敞篷车停在路边。“杰克！快过来！”，一个年轻漂亮的英国女子手握方向盘，向男子喊道。捷克跳上她的车，女子踩尽油门，扬长而去。这位女士有一头棕色的长发，[<text:span text:style-name="T1">and stylish silver-framed shades</text:span>]。“你不觉得，你有一个女神在保护你吗？”，女子修怯的说。</text:p>
      <text:p text:style-name="Standard"/>
      <text:p text:style-name="Standard">“当然，我们下面要去哪里，甜心？”，杰克问道。</text:p>
      <text:p text:style-name="Standard">“当然失去魔王城堡”。女子换档提速，快速的驶过一个汽车修理厂，驶向安全地点。</text:p>
      <text:p text:style-name="Standard"/>
      <text:p text:style-name="Standard">嘉莱迪-莫凡特(Geraldine Moffat，有译成“<text:span text:style-name="Strong_20_Emphasis">杰拉尔丁-莫法特</text:span>”)，来自1971年的英国犯罪电影《找到卡特》（Get Carter，复仇威龙，找到卡特）的女演员，在那时候，没有比她更酷的逃亡司机了（getaway driver）。评论家批评道，“宁可用肥皂刷牙也不想推荐这部电影”。（这部电影）恰如很多刚刚出现的新事物总是保守争议，但正来争去，最后的赢家永远是消费者。</text:p>
      <text:p text:style-name="Standard"/>
      <text:p text:style-name="Standard">影片中，莫凡特和影帝迈克尔-凯恩（Michael Caine）懒散的靠在床上，旁边，<office:annotation><dc:creator>lance </dc:creator><dc:date>2013-06-03T13:41:26</dc:date><text:p text:style-name="P1"><text:span text:style-name="T3">原文是：</text:span><text:span text:style-name="T3">a Rolling Stones album propped on the nightstand beside them</text:span></text:p></office:annotation>滚石乐队的专辑垫着床头几，这个场景成为影片的一个缩影，向世人宣告电影能够如此前卫。《找到卡特》成为电影史上经典中的经典。莫凡特也成为英国最时尚的明星之一。她嫁给沃特-豪斯（Walter Houser），沃特是一名音乐家，他经营的罗恩-思科特（Ronnie Scott）俱乐部是全英格兰最受欢迎的爵士俱乐部之一。</text:p>
      <text:p text:style-name="Standard"/>
      <text:p text:style-name="Standard">《找到卡特》上映后不久，莫凡特和豪斯迎来了他们第一个孩子：山姆。<office:annotation><dc:creator>lance </dc:creator><dc:date>2013-06-03T13:51:02</dc:date><text:p text:style-name="P1"><text:span text:style-name="T3">这尼马也太简短了点吧？或者翻译成“，一个棕色的眼睛中闪烁着无限可能性的男孩”？</text:span></text:p></office:annotation>山姆那棕色的眼睛中闪烁着无限的可能。每个孩子都相比他们的父母更酷，但是对于山姆来说，这可不太容易（没那么容易）：他的妈妈是黑帮电影中的影星，父亲又是与作曲大师罗伊-艾尔斯（Roy Ayers）打成一片的音乐家。山姆从母亲的电影中得到灵感，那种黑帮风给让他变得魅力动人，越大胆越好。山姆不惜走很远的路去当地的图书馆借黑帮电影：《大逃亡》《<office:annotation><dc:creator>lance </dc:creator><dc:date>2013-06-03T13:59:03</dc:date><text:p text:style-name="P1"><text:span text:style-name="T3">The French Connection</text:span><text:span text:style-name="T3">，也有翻译成“法国贩毒网”的。</text:span></text:p></office:annotation>霹雳神探》《<office:annotation><dc:creator>lance </dc:creator><dc:date>2013-06-03T14:01:12</dc:date><text:p text:style-name="P1"><text:span text:style-name="T3">The Wild Bunch</text:span><text:span text:style-name="T3">。</text:span></text:p></office:annotation>落日黄沙》《<office:annotation><dc:creator>lance </dc:creator><dc:date>2013-06-03T14:02:22</dc:date><text:p text:style-name="P1"><text:span text:style-name="T3">The Warriors</text:span></text:p></office:annotation>战士帮》。</text:p>
      <text:p text:style-name="Standard"/>
      <text:p text:style-name="Standard">有一天，在罗衣-思科特俱乐部，爵士音乐大师迪兹-<text:tab/>吉莱斯皮（Dizzy Gillespie）问山姆将来想要做什么。山姆的脸型和母亲一样，尖尖的下巴，乌黑浓密的眉毛（/山姆抬起头，与母亲相似的桃心脸上，乌黑浓密的眉毛微微跳动），”银行大盗“，他回答道（他想了想，然后回答道：“银行大盗“，把银行大盗放在最后有强调的意味）。</text:p>
      <text:p text:style-name="Standard"/>
      <text:p text:style-name="Standard"><text:soft-page-break/>伦敦南部，布莱顿（Brighton），水浪冲跨了这个沙滩小镇的沙子，但是山姆对这壮观的景象毫无兴趣。父母带山姆和小他两岁、身材矮胖的弟弟，丹，来到布莱顿游玩，呼吸一下新鲜空气，听听海鸥的叫声。然而，莫凡特发现<office:annotation><dc:creator>lance </dc:creator><dc:date>2013-06-03T20:20:47</dc:date><text:p text:style-name="P1"><text:span text:style-name="T3">Moffat found Sam banging at a tall, psychedelically illustrate cabinet.</text:span></text:p></office:annotation>小山姆趴在一个虚拟世界的小橱窗前（流连忘返）：山姆发现了电子游戏。</text:p>
      <text:p text:style-name="Standard"/>
      <text:p text:style-name="Standard"/>
      <text:p text:style-name="Standard">在上世纪80年代（1980年代），电子游戏正处在大受家庭欢迎的黄金时期（，广受家庭欢迎）。技术上的突破和设计上的创新让电子游戏机这种吸引人的机器迅速进入街机厅和小酒店（？？corner shop），从太空侵略者（Space Inveterate）到行星撞击（Asteroid）（满目林狼）。那时的游戏都比较简单，图像都是大块大块的像素，游戏的主题也都是虚构的：大战外星人，吃豆子。山姆最喜欢的一个游戏叫做肚先生（Mr. Do!），这是一款超现实的游戏，山姆在游戏中扮演一个被怪物追赶的马戏团小丑，他得不断在地下挖洞，去寻找魔法樱桃。附近的商店（news shop）就有一台装着肚先生的游戏机，山姆很渴望能帮妈妈去那家商店买烟，这样，他就能玩一会儿那心爱的游戏了。</text:p>
      <text:p text:style-name="Standard"/>
      <text:p text:style-name="Standard">山姆的父母把各式各样最新的游戏机买回家，从雅达利（Atari）到欧米茄（Omega），还有苏格兰邓迪市生产的很受欢迎电脑，光谱ZX（Spectrum ZX）。山姆的弟弟丹却对游戏提不起兴趣，他更喜欢文学。但是山姆总是把游戏手柄强塞到丹的手里。“我都不知道怎么按这些按钮！”，丹抗议道。</text:p>
      <text:p text:style-name="Standard"/>
      <text:p text:style-name="Standard">“没关系“，山姆回答道，”你玩就是了”。</text:p>
      <text:p text:style-name="Standard"/>
      <text:p text:style-name="Standard">当丹不服从哥哥的时候，他总会尝到山姆拳头的滋味。山姆有一次甚至恶作剧让丹吃下有毒的浆果，然后把他送进了医院。然而，随着丹的成长，有一天山姆在也无法和丹胡闹了，丹的长的比山姆更加结实。丹从阳台上一跃而起，从天而降，把山姆压在身下，来证明自己的力量（证明他那无处发泄的力量）。这是他们第一次打架，结果就是：丹大获全胜，山姆手被丹打伤。</text:p>
      <text:p text:style-name="Standard"/>
      <text:p text:style-name="Standard">在山姆最喜欢的游戏中，有一款叫做<text:span text:style-name="T2">掌权人物</text:span>（Elite）的游戏，在这款单人游戏中，玩家居然没有任何竞争对手，你要做的就是去探索自己的游戏世界。玩家在游戏中扮演一名宇宙飞船的指挥官，游戏目标不是定死的，玩家可以用飞船去探索行星，或者在宇宙中四处掠夺。山姆陶醉于掌权人物那大块大块的颜色中，喜欢那种不受约束的游戏内容，就像他自己说的那样，在游戏中，他可以化身成为“宇宙大盗”。电子游戏在当时还是很新鲜的东西，被视为非主流的媒体，而玩家，也成了主流媒体眼中的“边缘人”（outlaws）。现在，掌权人物，这款游戏，让那些边缘化的玩家在游戏中实现自己“坏孩子”的梦想，当然，仅仅是在屏幕上。</text:p>
      <text:p text:style-name="Standard"/>
      <text:p text:style-name="Standard">这款游戏没有出色的图像和真实的情节，但是，它有着游戏最引人入胜的东西：自由。在那个年代，大多数游戏都把玩家限制在一个小盒子中，比如，在一个固定的空间里移动（sort of like moving through a scripted shooting gallery）。但是，掌权人物为玩家提供了一个彻底开放的世界。玩家可以在众多星系中随意穿梭，自由探索。结果，这款游戏在英格兰成为一种热门的现象，总共销售出几十万份。制作掌权人物的几个在校大学生也获得了追捧。Elite是如此逼真，如此令人激动，对于山姆，Elite成为他心目中游戏的典范，它蕴含了游戏最本质的精神：让玩家置身游戏之中（将玩家带入那些游戏的世界）。</text:p>
      <text:p text:style-name="Standard"/>
      <text:p text:style-name="Standard">孩子们排着整整齐齐的队伍，一个个慢慢向前移动，手中的盘子里装满各式各样的食物：馅饼、松软的奶油蛋糕。他们看上去就像手中那整整齐齐的托盘一样整洁有序：黑色的夹克上别着徽章。带有领扣的白色衬衣干净整洁，系着黑色的领带。灰黑色的裤子搭配黑色的袜子，脚下穿着黑色的皮鞋。所有的孩子都十分得体，<text:soft-page-break/>除了一个穿着宽松长裤和大皮靴、整天在校园里游荡的男生：山姆。</text:p>
      <text:p text:style-name="Standard"/>
      <text:p text:style-name="Standard">如果山姆想逃离这真实的世界，他得先逃离圣-保罗预科学校，泰晤士河边的名校。自从十四世纪，圣保罗培养出了众多世界上最闪亮的、最具才华的年轻人，从弥尔顿（Milton）到赛缪尔-约翰逊（Samuel Johnson）。现在山姆和丹，和伦敦很多有权贵背景（权贵之家）的孩子一起，在哈姆思密（Hammersmith）四十五英亩枝繁叶茂（有花有草？鸟语花香？生意盎然？绿意浓浓？） 的巨大校园中接受精英教育：在草坪上斗蟋蟀（捉蟋蟀？国外也许没有斗蟋蟀的游戏），研究俄罗斯历史，聆听管弦乐队的演出。</text:p>
      <text:p text:style-name="Standard"/>
      <text:p text:style-name="Standard">然而，山姆那非同寻常的衣着像是在证明，他对于那按部就班（循规蹈矩）的事情一点儿兴趣都没有。山姆喜欢打破常规，他过着摇滚明星一般的生活。他留起长发，故意把鞋子磨损，有些人还时不时的看到山姆跳上一辆劳斯莱斯离开学校。在学生中，山姆和丹还四处分发父亲的音乐，去换取对他们来说更重要的音乐：嘻哈（乐）。</text:p>
      <text:p text:style-name="Standard"/>
      <text:p text:style-name="Standard">特别是山姆和丹发现了戴夫-杰姆唱片公司（Def Jam Recording）的音乐，那是一家在嘻哈音乐界的传奇公司，由纽约大学一个名叫瑞克-罗宾（Rick Rubin）的朋克摇滚乐手在他的宿舍中创建。在东海岸生机勃勃的说唱音乐界，戴夫-杰姆成为最酷、最精明的创业公司。罗宾，还有他的伙伴，戴夫-杰姆的发起人，罗素-西蒙斯（Russell Simons），开始在全纽约最新锐的演出中延长他们的单曲，他们与长岛的一个犹太白人男孩和皇后区的一个黑人小伙组成了一个独一无二、极具能量的组合。他们把自己对嘻哈音乐的热爱融化为行动，乐队跟主流乐坛的重量级人物登台合作，包括自负的嘻哈小子LL Cool J，还有超人气三人说唱组合野兽男孩（Beastie Boy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ce </meta:initial-creator>
    <meta:creation-date>2013-06-03T08:50:16</meta:creation-date>
    <meta:generator>LibreOffice/3.5$Linux_X86_64 LibreOffice_project/350m1$Build-2</meta:generator>
    <dc:date>2013-06-08T00:31:39</dc:date>
    <dc:creator>lance </dc:creator>
    <meta:editing-duration>PT2H48M58S</meta:editing-duration>
    <meta:editing-cycles>100</meta:editing-cycles>
    <meta:document-statistic meta:table-count="0" meta:image-count="0" meta:object-count="0" meta:page-count="3" meta:paragraph-count="29" meta:word-count="653" meta:character-count="3362" meta:non-whitespace-character-count="3559"/>
  </office:meta>
</office:document-meta>
</file>